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" manifest:full-path="Object 10/Configurations2/progres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" manifest:full-path="Object 10/Configurations2/statusbar/"/>
  <manifest:file-entry manifest:media-type="application/vnd.sun.xml.ui.configuration" manifest:full-path="Object 10/Configurations2/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" manifest:full-path="Object 11/Configurations2/progres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" manifest:full-path="Object 11/Configurations2/statusbar/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" manifest:full-path="Object 12/Configurations2/progressba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" manifest:full-path="Object 12/Configurations2/statusbar/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" manifest:full-path="Object 13/Configurations2/progressba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" manifest:full-path="Object 13/Configurations2/statusbar/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text/xml" manifest:full-path="Object 14/content.xml"/>
  <manifest:file-entry manifest:media-type="" manifest:full-path="Object 14/Configurations2/progressba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" manifest:full-path="Object 14/Configurations2/statusbar/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" manifest:full-path="Object 15/Configurations2/progressba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" manifest:full-path="Object 15/Configurations2/statusbar/"/>
  <manifest:file-entry manifest:media-type="application/vnd.sun.xml.ui.configuration" manifest:full-path="Object 15/Configurations2/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" manifest:full-path="Object 16/Configurations2/progres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" manifest:full-path="Object 16/Configurations2/statusbar/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progres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" manifest:full-path="Object 17/Configurations2/statusbar/"/>
  <manifest:file-entry manifest:media-type="application/vnd.sun.xml.ui.configuration" manifest:full-path="Object 17/Configurations2/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Object 1/content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progres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" manifest:full-path="Object 6/Configurations2/statusbar/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" manifest:full-path="Object 7/Configurations2/progres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" manifest:full-path="Object 7/Configurations2/statusbar/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" manifest:full-path="Object 8/Configurations2/progres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" manifest:full-path="Object 8/Configurations2/statusbar/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" manifest:full-path="Object 9/Configurations2/progres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" manifest:full-path="Object 9/Configurations2/statusbar/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fo:font-style="normal" style:text-underline-style="none" style:font-style-asian="normal" style:font-style-complex="normal"/>
    </style:style>
    <style:style style:name="P6" style:family="paragraph" style:parent-style-name="Standard">
      <style:text-properties fo:font-style="normal" style:font-style-asian="normal" style:font-style-complex="normal"/>
    </style:style>
    <style:style style:name="P7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style-asian="normal" style:font-style-complex="normal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1" fo:font-style="normal" style:font-style-asian="normal" style:font-style-complex="normal"/>
    </style:style>
    <style:style style:name="T7" style:family="text">
      <style:text-properties style:text-underline-style="none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GORITHM FOR RUNGE-KUTTA NUMERICAL KINETICS UP TO 4TH-ORDER</text:p>
      <text:p text:style-name="P4">(See Rao, Singiresu. <text:span text:style-name="T1">Applied Numerical Methods for Scientists and Engineers.</text:span><text:span text:style-name="T3"> Prentice-Hall, Upper Saddle River, NJ, pp. 654-655.)</text:span></text:p>
      <text:p text:style-name="Standard"/>
      <text:p text:style-name="P1">Variable Explanation:</text:p>
      <text:p text:style-name="Standard">Let m, n index orders of approximation</text:p>
      <text:p text:style-name="Standard">Let p index a chemical specie</text:p>
      <text:p text:style-name="Standard">Let u, w index reaction steps, forward or reverse</text:p>
      <text:p text:style-name="Standard">Let i, i+1 index time steps</text:p>
      <text:p text:style-name="Standard">Let <draw:frame draw:style-name="fr1" draw:name="Object5" text:anchor-type="as-char" svg:width="0.4992in" svg:height="0.2083in" draw:z-index="0"><draw:object xlink:href="./Object 5" xlink:type="simple" xlink:show="embed" xlink:actuate="onLoad"/><draw:image xlink:href="./ObjectReplacements/Object 5" xlink:type="simple" xlink:show="embed" xlink:actuate="onLoad"/></draw:frame>be the concentration of specie <text:span text:style-name="T1">p</text:span><text:span text:style-name="T3"> at time </text:span><text:span text:style-name="T1">i</text:span></text:p>
      <text:p text:style-name="Standard">Let <draw:frame draw:style-name="fr1" draw:name="Object6" text:anchor-type="as-char" svg:width="0.3283in" svg:height="0.2244in" draw:z-index="1"><draw:object xlink:href="./Object 6" xlink:type="simple" xlink:show="embed" xlink:actuate="onLoad"/><draw:image xlink:href="./ObjectReplacements/Object 6" xlink:type="simple" xlink:show="embed" xlink:actuate="onLoad"/><svg:desc>formula</svg:desc></draw:frame>be the <text:span text:style-name="T1">n</text:span><text:span text:style-name="T3">th order interpolation correction to concentration of </text:span><text:span text:style-name="T1">p</text:span></text:p>
      <text:p text:style-name="Standard"><text:span text:style-name="T3">Let </text:span><text:span text:style-name="T3"><draw:frame draw:style-name="fr1" draw:name="Object7" text:anchor-type="as-char" svg:width="0.3319in" svg:height="0.2244in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be the velocity of reaction step </text:span><text:span text:style-name="T2">u</text:span><text:span text:style-name="T4"> to the </text:span><text:span text:style-name="T2">n</text:span><text:span text:style-name="T4">th order</text:span></text:p>
      <text:p text:style-name="Standard"><text:span text:style-name="T4">Let </text:span><text:span text:style-name="T4"><draw:frame draw:style-name="fr1" draw:name="Object8" text:anchor-type="as-char" svg:width="0.3201in" svg:height="0.2244in" draw:z-index="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">be the </text:span><text:span text:style-name="T2">n</text:span><text:span text:style-name="T4">th order correction to rate of production of </text:span><text:span text:style-name="T2">p</text:span></text:p>
      <text:p text:style-name="Standard"><text:span text:style-name="T4">Let </text:span><text:span text:style-name="T4"><draw:frame draw:style-name="fr1" draw:name="Object9" text:anchor-type="as-char" svg:width="0.228in" svg:height="0.2091in" draw:z-index="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be the rate constant of step </text:span><text:span text:style-name="T2">u</text:span></text:p>
      <text:p text:style-name="Standard"><text:span text:style-name="T4">Let </text:span><text:span text:style-name="T4"><draw:frame draw:style-name="fr1" draw:name="Object10" text:anchor-type="as-char" svg:width="0.2984in" svg:height="0.2091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be the signed (- for reactants, + for products) stoichiometric coefficient of </text:span><text:span text:style-name="T2">p</text:span><text:span text:style-name="T4"> in step </text:span><text:span text:style-name="T2">w</text:span></text:p>
      <text:p text:style-name="P6"><text:span text:style-name="T7">Let </text:span><text:span text:style-name="T7"><draw:frame draw:style-name="fr1" draw:name="Object15" text:anchor-type="as-char" svg:width="0.2626in" svg:height="0.2091in" draw:z-index="7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7">be the threshold at which a specie </text:span><text:span text:style-name="T2">p</text:span><text:span text:style-name="T7"> behaves as if it were soluble in the medium</text:span></text:p>
      <text:p text:style-name="P6"><text:span text:style-name="T7">Let </text:span><text:span text:style-name="T7"><draw:frame draw:style-name="fr1" draw:name="Object16" text:anchor-type="as-char" svg:width="0.2516in" svg:height="0.2091in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7">be the sharpness of the arctangent compensation curve of specie </text:span><text:span text:style-name="T2">p</text:span><text:span text:style-name="T7"> </text:span></text:p>
      <text:p text:style-name="Standard"/>
      <text:p text:style-name="Standard">Cash-Karp Parameters for Embedded Runge-Kutta Method</text:p>
      <text:p text:style-name="P1"><draw:frame draw:style-name="fr1" draw:name="Object18" text:anchor-type="as-char" svg:width="4.2835in" svg:height="2.8874in" draw:z-index="9"><draw:object xlink:href="./Object 18" xlink:type="simple" xlink:show="embed" xlink:actuate="onLoad"/><draw:image xlink:href="./ObjectReplacements/Object 18" xlink:type="simple" xlink:show="embed" xlink:actuate="onLoad"/></draw:frame></text:p>
      <text:p text:style-name="P7">Algorithm for Embedded Runge-Kutta-Fehlberg Method</text:p>
      <text:p text:style-name="P1"/>
      <text:p text:style-name="P3">for i=0 to max time for some <text:span text:style-name="T6">Δ</text:span><text:span text:style-name="T5">t</text:span></text:p>
      <text:p text:style-name="Standard"><text:tab/>for each order, n, up to 5</text:p>
      <text:p text:style-name="Standard"><text:tab/><text:tab/>for each step, u</text:p>
      <text:p text:style-name="Standard"><text:tab/><text:tab/></text:p>
      <text:p text:style-name="Standard"><text:tab/><text:tab/><text:tab/>// decide how much to weight the velocity based on transition and threshold</text:p>
      <text:p text:style-name="Standard"><text:tab/><text:tab/><text:tab/>// note that heterogeneous species do not normally contribute to rate</text:p>
      <text:p text:style-name="Standard"><text:tab/><text:tab/><text:tab/><draw:frame draw:style-name="fr1" draw:name="Object12" text:anchor-type="as-char" svg:width="5.3661in" svg:height="1.7307in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text:tab/><text:tab/><text:tab/>// calculate the velocity for each step based on the rate const and the prev concs</text:p>
      <text:p text:style-name="Standard"><text:tab/><text:tab/><text:tab/>// forward based on k+ and reactants, reverse on k- and products</text:p>
      <text:p text:style-name="Standard"><text:tab/><text:tab/><text:tab/><draw:frame draw:style-name="fr1" draw:name="Object1" text:anchor-type="as-char" svg:width="2.2953in" svg:height="0.448in" draw:z-index="1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text:tab/><text:tab/>next step</text:p>
      <text:p text:style-name="Standard"><text:tab/></text:p>
      <text:p text:style-name="Standard"><text:tab/><text:tab/>for each species, p</text:p>
      <text:p text:style-name="Standard"/>
      <text:p text:style-name="Standard"><text:tab/><text:tab/><text:tab/> // total rates from each step to each specie</text:p>
      <text:p text:style-name="Standard"><text:tab/><text:tab/><text:tab/><draw:frame draw:style-name="fr1" draw:name="Object2" text:anchor-type="as-char" svg:width="2.3827in" svg:height="0.4484in" draw:z-index="1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text:tab/><text:tab/><text:tab/>// calculate correction values for next velocity calculation</text:p>
      <text:p text:style-name="Standard"><text:tab/><text:tab/><text:tab/><draw:frame draw:style-name="fr1" draw:name="Object3" text:anchor-type="as-char" svg:width="2.0689in" svg:height="0.4484in" draw:z-index="1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text:tab/><text:tab/><text:tab/>// correct the concentration based on new rate values*</text:p>
      <text:p text:style-name="Standard"><text:tab/><text:tab/><text:tab/><draw:frame draw:style-name="fr1" draw:name="Object4" text:anchor-type="as-char" svg:width="1.3701in" svg:height="0.2327in" draw:z-index="15"><draw:object xlink:href="./Object 12" xlink:type="simple" xlink:show="embed" xlink:actuate="onLoad"/><draw:image xlink:href="./ObjectReplacements/Object 12" xlink:type="simple" xlink:show="embed" xlink:actuate="onLoad"/></draw:frame></text:p>
      <text:p text:style-name="Standard"><text:tab/><text:tab/><text:tab/>// calculate the error for the current step**</text:p>
      <text:p text:style-name="Standard"><text:tab/><text:tab/><text:tab/><draw:frame draw:style-name="fr1" draw:name="Object13" text:anchor-type="as-char" svg:width="1.5398in" svg:height="0.2327in" draw:z-index="16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Standard"><text:tab/><text:tab/>next species</text:p>
      <text:p text:style-name="Standard"><text:tab/>next order</text:p>
      <text:p text:style-name="Standard"><text:tab/><draw:frame draw:style-name="fr2" draw:name="Object17" text:anchor-type="as-char" svg:y="-0.0307in" svg:width="3.3118in" svg:height="0.9161in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next timestep</text:p>
      <text:p text:style-name="Standard">* Overall: <draw:frame draw:style-name="fr1" draw:name="Object11" text:anchor-type="as-char" svg:width="2.2134in" svg:height="0.4484in" draw:z-index="6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** Overall: <draw:frame draw:style-name="fr1" draw:name="Object14" text:anchor-type="as-char" svg:width="1.6917in" svg:height="0.4484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ven Vergenz</meta:initial-creator>
    <meta:creation-date>2010-05-17T13:50:22</meta:creation-date>
    <dc:date>2010-06-07T16:01:55</dc:date>
    <dc:creator>Steven Vergenz</dc:creator>
    <meta:editing-duration>PT19H49M10S</meta:editing-duration>
    <meta:editing-cycles>21</meta:editing-cycles>
    <meta:generator>OpenOffice.org/3.2$Unix OpenOffice.org_project/320m12$Build-9483</meta:generator>
    <meta:document-statistic meta:table-count="0" meta:image-count="0" meta:object-count="18" meta:page-count="2" meta:paragraph-count="45" meta:word-count="287" meta:character-count="1689"/>
  </office:meta>
</office:document-meta>
</file>

<file path=Object 1/content.xml><?xml version="1.0" encoding="utf-8"?>
<math xmlns="http://www.w3.org/1998/Math/MathML">
  <semantics>
    <mrow>
      <msub>
        <mi>H</mi>
        <mi>b</mi>
      </msub>
      <mi mathvariant="normal">=</mi>
      <mrow>
        <mi stretchy="true" mathvariant="normal">{</mi>
        <mtable>
          <mtr>
            <mtd>
              <mn>0</mn>
            </mtd>
            <mtd>
              <mi mathvariant="italic">homogeneous</mi>
            </mtd>
          </mtr>
          <mtr>
            <mtd>
              <mn>1</mn>
            </mtd>
            <mtd>
              <mrow>
                <mstyle mathvariant="italic">
                  <mrow>
                    <mtext>none</mtext>
                  </mrow>
                </mstyle>
                <mi>,</mi>
                <msub>
                  <mi>C</mi>
                  <mi>p</mi>
                </msub>
                <mrow>
                  <mrow>
                    <mo stretchy="false">(</mo>
                    <msub>
                      <mi>t</mi>
                      <mrow>
                        <mi>i</mi>
                        <mi mathvariant="normal">−</mi>
                        <mn>1</mn>
                      </mrow>
                    </msub>
                    <mo stretchy="false">)</mo>
                  </mrow>
                  <mo stretchy="false">&gt;</mo>
                  <msub>
                    <mi>T</mi>
                    <mi>p</mi>
                  </msub>
                </mrow>
              </mrow>
            </mtd>
          </mtr>
          <mtr>
            <mtd>
              <mfrac>
                <mrow>
                  <msub>
                    <mi>C</mi>
                    <mi>p</mi>
                  </msub>
                  <mrow>
                    <mo stretchy="false">(</mo>
                    <msub>
                      <mi>t</mi>
                      <mrow>
                        <mi>i</mi>
                        <mi mathvariant="normal">−</mi>
                        <mn>1</mn>
                      </mrow>
                    </msub>
                    <mo stretchy="false">)</mo>
                  </mrow>
                </mrow>
                <msub>
                  <mi>T</mi>
                  <mi>p</mi>
                </msub>
              </mfrac>
            </mtd>
            <mtd>
              <mrow>
                <mi mathvariant="italic">linear</mi>
                <mi>,</mi>
                <msub>
                  <mi>C</mi>
                  <mi>p</mi>
                </msub>
                <mrow>
                  <mrow>
                    <mo stretchy="false">(</mo>
                    <msub>
                      <mi>t</mi>
                      <mrow>
                        <mi>i</mi>
                        <mi mathvariant="normal">−</mi>
                        <mn>1</mn>
                      </mrow>
                    </msub>
                    <mo stretchy="false">)</mo>
                  </mrow>
                  <mo stretchy="false">&lt;</mo>
                  <msub>
                    <mi>T</mi>
                    <mi>p</mi>
                  </msub>
                </mrow>
              </mrow>
            </mtd>
          </mtr>
          <mtr>
            <mtd>
              <mfrac>
                <mrow>
                  <mrow>
                    <mrow>
                      <mi>arctan</mi>
                      <mrow>
                        <mo stretchy="false">(</mo>
                        <mrow>
                          <mrow>
                            <msub>
                              <mi>S</mi>
                              <mi>p</mi>
                            </msub>
                            <mi mathvariant="normal">×</mi>
                            <mrow>
                              <mo stretchy="false">(</mo>
                              <mrow>
                                <mfrac>
                                  <mrow>
                                    <msub>
                                      <mi>C</mi>
                                      <mi>p</mi>
                                    </msub>
                                    <mrow>
                                      <mo stretchy="false">(</mo>
                                      <msub>
                                        <mi>t</mi>
                                        <mrow>
                                          <mi>i</mi>
                                          <mi mathvariant="normal">−</mi>
                                          <mn>1</mn>
                                        </mrow>
                                      </msub>
                                      <mo stretchy="false">)</mo>
                                    </mrow>
                                  </mrow>
                                  <msub>
                                    <mi>T</mi>
                                    <mi>p</mi>
                                  </msub>
                                </mfrac>
                                <mi mathvariant="normal">−</mi>
                                <mn>0.5</mn>
                              </mrow>
                              <mo stretchy="false">)</mo>
                            </mrow>
                          </mrow>
                          <mi/>
                        </mrow>
                        <mo stretchy="false">)</mo>
                      </mrow>
                    </mrow>
                    <mi mathvariant="normal">−</mi>
                    <mi>arctan</mi>
                  </mrow>
                  <mrow>
                    <mo stretchy="false">(</mo>
                    <mrow>
                      <mrow>
                        <mi mathvariant="normal">−</mi>
                        <mn>0.5</mn>
                      </mrow>
                      <mi mathvariant="normal">×</mi>
                      <msub>
                        <mi>S</mi>
                        <mi>p</mi>
                      </msub>
                    </mrow>
                    <mo stretchy="false">)</mo>
                  </mrow>
                </mrow>
                <mrow>
                  <mi>arctan</mi>
                  <mrow>
                    <mrow>
                      <mo stretchy="false">(</mo>
                      <mrow>
                        <mn>0.5</mn>
                        <mi mathvariant="normal">×</mi>
                        <msub>
                          <mi>S</mi>
                          <mi>p</mi>
                        </msub>
                      </mrow>
                      <mo stretchy="false">)</mo>
                    </mrow>
                    <mi mathvariant="normal">−</mi>
                    <mi>arctan</mi>
                  </mrow>
                  <mrow>
                    <mo stretchy="false">(</mo>
                    <mrow>
                      <mrow>
                        <mi mathvariant="normal">−</mi>
                        <mn>0.5</mn>
                      </mrow>
                      <mi mathvariant="normal">×</mi>
                      <msub>
                        <mi>S</mi>
                        <mi>p</mi>
                      </msub>
                    </mrow>
                    <mo stretchy="false">)</mo>
                  </mrow>
                </mrow>
              </mfrac>
            </mtd>
            <mtd>
              <mrow>
                <mi mathvariant="italic">atan</mi>
                <mi>,</mi>
                <msub>
                  <mi>C</mi>
                  <mi>p</mi>
                </msub>
                <mrow>
                  <mrow>
                    <mo stretchy="false">(</mo>
                    <msub>
                      <mi>t</mi>
                      <mrow>
                        <mi>i</mi>
                        <mi mathvariant="normal">−</mi>
                        <mn>1</mn>
                      </mrow>
                    </msub>
                    <mo stretchy="false">)</mo>
                  </mrow>
                  <mo stretchy="false">&lt;</mo>
                  <msub>
                    <mi>T</mi>
                    <mi>p</mi>
                  </msub>
                </mrow>
              </mrow>
            </mtd>
          </mtr>
        </mtable>
      </mrow>
    </mrow>
    <annotation encoding="StarMath 5.0">H_b = left lbrace matrix{
0 # homogeneous ##
1 # ital "none", C_p (t_{i-1}) &gt; T_p ##
{{C_p (t_{i-1})} over T_p} # linear, C_p (t_{i-1}) &lt; T_p ## 
{{arctan( S_p times { ({C_p (t_{i-1})} over T_p - 0.5 )}~)} - arctan( -0.5 times S_p )} over { arctan( 0.5 times S_p ) - arctan( -0.5 times S_p ) } # atan, C_p (t_{i-1}) &lt; T_p
} right none</annotation>
  </semantics>
</math>
</file>

<file path=Object 10/content.xml><?xml version="1.0" encoding="utf-8"?>
<math xmlns="http://www.w3.org/1998/Math/MathML">
  <semantics>
    <msub>
      <mi>v</mi>
      <mi mathvariant="italic">pw</mi>
    </msub>
    <annotation encoding="StarMath 5.0">v_{pw}</annotation>
  </semantics>
</math>
</file>

<file path=Object 11/content.xml><?xml version="1.0" encoding="utf-8"?>
<math xmlns="http://www.w3.org/1998/Math/MathML">
  <semantics>
    <mrow>
      <msub>
        <mi>C</mi>
        <mi>p</mi>
      </msub>
      <mrow>
        <mrow>
          <mo stretchy="false">(</mo>
          <msub>
            <mi>t</mi>
            <mi>i</mi>
          </msub>
          <mo stretchy="false">)</mo>
        </mrow>
        <mi mathvariant="normal">=</mi>
        <msub>
          <mi>C</mi>
          <mi>p</mi>
        </msub>
      </mrow>
      <mrow>
        <mrow>
          <mo stretchy="false">(</mo>
          <msub>
            <mi>t</mi>
            <mrow>
              <mi>i</mi>
              <mi mathvariant="normal">−</mi>
              <mn>1</mn>
            </mrow>
          </msub>
          <mo stretchy="false">)</mo>
        </mrow>
        <mo stretchy="false">+</mo>
        <mo stretchy="false">Δ</mo>
      </mrow>
      <mi>t</mi>
      <mrow>
        <munderover>
          <mi mathvariant="normal">∑</mi>
          <mrow>
            <mi>n</mi>
            <mi mathvariant="normal">=</mi>
            <mn>1</mn>
          </mrow>
          <mrow>
            <mi mathvariant="italic">max</mi>
            <mi>n</mi>
          </mrow>
        </munderover>
        <mrow>
          <msub>
            <mi>c</mi>
            <mi>n</mi>
          </msub>
          <msubsup>
            <mi>R</mi>
            <mi>p</mi>
            <mrow>
              <mo stretchy="false">(</mo>
              <mi>n</mi>
              <mo stretchy="false">)</mo>
            </mrow>
          </msubsup>
        </mrow>
      </mrow>
    </mrow>
    <annotation encoding="StarMath 5.0">C_p (t_i) = C_p (t_{i-1}) + %DELTA t sum from n=1 to {max n} {c_n R_p^{(n)}}</annotation>
  </semantics>
</math>
</file>

<file path=Object 12/content.xml><?xml version="1.0" encoding="utf-8"?>
<math xmlns="http://www.w3.org/1998/Math/MathML">
  <semantics>
    <mrow>
      <msub>
        <mi>C</mi>
        <mi>p</mi>
      </msub>
      <mrow>
        <mo stretchy="false">(</mo>
        <msub>
          <mi>t</mi>
          <mi>i</mi>
        </msub>
        <mo stretchy="false">)</mo>
      </mrow>
      <mstyle mathvariant="italic">
        <mrow>
          <mtext>+=</mtext>
        </mrow>
      </mstyle>
      <mo stretchy="false">Δ</mo>
      <mi>t</mi>
      <msub>
        <mi>c</mi>
        <mi>n</mi>
      </msub>
      <msubsup>
        <mi>R</mi>
        <mi>p</mi>
        <mrow>
          <mo stretchy="false">(</mo>
          <mi>n</mi>
          <mo stretchy="false">)</mo>
        </mrow>
      </msubsup>
    </mrow>
    <annotation encoding="StarMath 5.0">C_p (t_i) ital "+=" %DELTA t c_n R_p^(n)</annotation>
  </semantics>
</math>
</file>

<file path=Object 13/content.xml><?xml version="1.0" encoding="utf-8"?>
<math xmlns="http://www.w3.org/1998/Math/MathML">
  <semantics>
    <mrow>
      <msub>
        <mo stretchy="false">Δ</mo>
        <mi>p</mi>
      </msub>
      <mstyle mathvariant="italic">
        <mrow>
          <mtext>+=</mtext>
        </mrow>
      </mstyle>
      <mo stretchy="false">Δ</mo>
      <mi>t</mi>
      <mrow>
        <mo stretchy="false">(</mo>
        <mrow>
          <msub>
            <mi>c</mi>
            <mi>n</mi>
          </msub>
          <mi mathvariant="normal">−</mi>
          <msubsup>
            <mi>c</mi>
            <mi>n</mi>
            <mtext>*</mtext>
          </msubsup>
        </mrow>
        <mo stretchy="false">)</mo>
      </mrow>
      <msubsup>
        <mi>R</mi>
        <mi>p</mi>
        <mrow>
          <mo stretchy="false">(</mo>
          <mi>n</mi>
          <mo stretchy="false">)</mo>
        </mrow>
      </msubsup>
    </mrow>
    <annotation encoding="StarMath 5.0">%DELTA_p ital "+=" %DELTA t ( c_n - c^"*"_n ) R_p^(n)</annotation>
  </semantics>
</math>
</file>

<file path=Object 14/content.xml><?xml version="1.0" encoding="utf-8"?>
<math xmlns="http://www.w3.org/1998/Math/MathML">
  <semantics>
    <mrow>
      <mrow>
        <msub>
          <mo stretchy="false">Δ</mo>
          <mi>p</mi>
        </msub>
        <mi mathvariant="normal">=</mi>
        <mo stretchy="false">Δ</mo>
      </mrow>
      <mi>t</mi>
      <mrow>
        <munderover>
          <mi mathvariant="normal">∑</mi>
          <mrow>
            <mi>n</mi>
            <mi mathvariant="normal">=</mi>
            <mn>1</mn>
          </mrow>
          <mrow>
            <mi mathvariant="italic">max</mi>
            <mi>n</mi>
          </mrow>
        </munderover>
        <mrow>
          <mrow>
            <mo stretchy="false">(</mo>
            <mrow>
              <msubsup>
                <mi>c</mi>
                <mi>n</mi>
                <mtext>*</mtext>
              </msubsup>
              <mi mathvariant="normal">−</mi>
              <msub>
                <mi>c</mi>
                <mi>n</mi>
              </msub>
            </mrow>
            <mo stretchy="false">)</mo>
          </mrow>
          <msubsup>
            <mi>R</mi>
            <mi>p</mi>
            <mrow>
              <mo stretchy="false">(</mo>
              <mi>n</mi>
              <mo stretchy="false">)</mo>
            </mrow>
          </msubsup>
        </mrow>
      </mrow>
    </mrow>
    <annotation encoding="StarMath 5.0">%DELTA_p = %DELTA t sum from n=1 to {max n} { (c^"*"_n - c_n) R_p^{(n)}}</annotation>
  </semantics>
</math>
</file>

<file path=Object 15/content.xml><?xml version="1.0" encoding="utf-8"?>
<math xmlns="http://www.w3.org/1998/Math/MathML">
  <semantics>
    <msub>
      <mi>T</mi>
      <mi>p</mi>
    </msub>
    <annotation encoding="StarMath 5.0">T_p</annotation>
  </semantics>
</math>
</file>

<file path=Object 16/content.xml><?xml version="1.0" encoding="utf-8"?>
<math xmlns="http://www.w3.org/1998/Math/MathML">
  <semantics>
    <msub>
      <mi>S</mi>
      <mi>p</mi>
    </msub>
    <annotation encoding="StarMath 5.0">S_p</annotation>
  </semantics>
</math>
</file>

<file path=Object 17/content.xml><?xml version="1.0" encoding="utf-8"?>
<math xmlns="http://www.w3.org/1998/Math/MathML">
  <semantics>
    <mtable>
      <mtr>
        <mtd>
          <mrow>
            <mi mathvariant="italic">if</mi>
            <mrow>
              <msub>
                <mo stretchy="false">Δ</mo>
                <mrow>
                  <mi stretchy="false" mathvariant="normal">[</mi>
                  <mi>p</mi>
                  <mi stretchy="false" mathvariant="normal">]</mi>
                </mrow>
              </msub>
              <mo stretchy="false">&gt;</mo>
              <msub>
                <mo stretchy="false">Δ</mo>
                <mi mathvariant="italic">ideal</mi>
              </msub>
            </mrow>
            <mi mathvariant="italic">then</mi>
            <mo stretchy="false">Δ</mo>
            <mi>t</mi>
            <mtext>::=</mtext>
            <mo stretchy="false">Δ</mo>
            <mrow>
              <mi>t</mi>
              <mi mathvariant="normal">×</mi>
              <msup>
                <mrow>
                  <mi stretchy="false" mathvariant="normal">∣</mi>
                  <mfrac>
                    <msub>
                      <mo stretchy="false">Δ</mo>
                      <mi mathvariant="italic">ideal</mi>
                    </msub>
                    <msub>
                      <mo stretchy="false">Δ</mo>
                      <mrow>
                        <mi stretchy="false" mathvariant="normal">[</mi>
                        <mi>p</mi>
                        <mi stretchy="false" mathvariant="normal">]</mi>
                      </mrow>
                    </msub>
                  </mfrac>
                  <mi stretchy="false" mathvariant="normal">∣</mi>
                </mrow>
                <mn>0.25</mn>
              </msup>
            </mrow>
            <mstyle mathvariant="italic">
              <mrow>
                <mtext>and retry</mtext>
              </mrow>
            </mstyle>
          </mrow>
        </mtd>
      </mtr>
      <mtr>
        <mtd>
          <mrow>
            <mi mathvariant="italic">else</mi>
            <mo stretchy="false">Δ</mo>
            <mi>t</mi>
            <mtext>::=</mtext>
            <mo stretchy="false">Δ</mo>
            <mrow>
              <mi>t</mi>
              <mi mathvariant="normal">×</mi>
              <msup>
                <mrow>
                  <mi stretchy="false" mathvariant="normal">∣</mi>
                  <mfrac>
                    <msub>
                      <mo stretchy="false">Δ</mo>
                      <mi mathvariant="italic">ideal</mi>
                    </msub>
                    <msub>
                      <mo stretchy="false">Δ</mo>
                      <mrow>
                        <mi stretchy="false" mathvariant="normal">[</mi>
                        <mi>p</mi>
                        <mi stretchy="false" mathvariant="normal">]</mi>
                      </mrow>
                    </msub>
                  </mfrac>
                  <mi stretchy="false" mathvariant="normal">∣</mi>
                </mrow>
                <mn>0.2</mn>
              </msup>
            </mrow>
            <mstyle mathvariant="italic">
              <mrow>
                <mtext>and continue</mtext>
              </mrow>
            </mstyle>
          </mrow>
        </mtd>
      </mtr>
    </mtable>
    <annotation encoding="StarMath 5.0">if %DELTA_[p] &gt; %DELTA_ideal then %DELTA t "::=" %DELTA t times lline {%DELTA_ideal over %DELTA_[p]} rline ^ 0.25 ital "and retry" newline
alignr else %DELTA t "::=" %DELTA t times lline {%DELTA_ideal over %DELTA_[p]} rline ^ 0.2 ital "and continue"</annotation>
  </semantics>
</math>
</file>

<file path=Object 18/content.xml><?xml version="1.0" encoding="utf-8"?>
<math xmlns="http://www.w3.org/1998/Math/MathML">
  <semantics>
    <mtable>
      <mtr>
        <mtd>
          <mi>n</mi>
        </mtd>
        <mtd/>
        <mtd/>
        <mtd>
          <msub>
            <mi>b</mi>
            <mrow>
              <mi>n</mi>
              <mi>,</mi>
              <mi>m</mi>
            </mrow>
          </msub>
        </mtd>
        <mtd/>
        <mtd/>
        <mtd>
          <msub>
            <mi>c</mi>
            <mi>n</mi>
          </msub>
        </mtd>
        <mtd>
          <msubsup>
            <mi>c</mi>
            <mi>n</mi>
            <mtext>*</mtext>
          </msubsup>
        </mtd>
      </mtr>
      <mtr>
        <mtd>
          <mn>1</mn>
        </mtd>
        <mtd/>
        <mtd/>
        <mtd/>
        <mtd/>
        <mtd/>
        <mtd>
          <mfrac>
            <mn>37</mn>
            <mn>378</mn>
          </mfrac>
        </mtd>
        <mtd>
          <mfrac>
            <mn>2825</mn>
            <mn>27648</mn>
          </mfrac>
        </mtd>
      </mtr>
      <mtr>
        <mtd>
          <mn>2</mn>
        </mtd>
        <mtd>
          <mfrac>
            <mn>1</mn>
            <mn>5</mn>
          </mfrac>
        </mtd>
        <mtd/>
        <mtd/>
        <mtd/>
        <mtd/>
        <mtd>
          <mn>0</mn>
        </mtd>
        <mtd>
          <mn>0</mn>
        </mtd>
      </mtr>
      <mtr>
        <mtd>
          <mn>3</mn>
        </mtd>
        <mtd>
          <mfrac>
            <mn>3</mn>
            <mn>40</mn>
          </mfrac>
        </mtd>
        <mtd>
          <mfrac>
            <mn>9</mn>
            <mn>40</mn>
          </mfrac>
        </mtd>
        <mtd/>
        <mtd/>
        <mtd/>
        <mtd>
          <mfrac>
            <mn>250</mn>
            <mn>621</mn>
          </mfrac>
        </mtd>
        <mtd>
          <mfrac>
            <mn>18575</mn>
            <mn>48384</mn>
          </mfrac>
        </mtd>
      </mtr>
      <mtr>
        <mtd>
          <mn>4</mn>
        </mtd>
        <mtd>
          <mfrac>
            <mn>3</mn>
            <mn>10</mn>
          </mfrac>
        </mtd>
        <mtd>
          <mfrac>
            <mrow>
              <mi mathvariant="normal">−</mi>
              <mn>9</mn>
            </mrow>
            <mn>10</mn>
          </mfrac>
        </mtd>
        <mtd>
          <mfrac>
            <mn>6</mn>
            <mn>5</mn>
          </mfrac>
        </mtd>
        <mtd/>
        <mtd/>
        <mtd>
          <mfrac>
            <mn>125</mn>
            <mn>594</mn>
          </mfrac>
        </mtd>
        <mtd>
          <mfrac>
            <mn>13525</mn>
            <mn>55296</mn>
          </mfrac>
        </mtd>
      </mtr>
      <mtr>
        <mtd>
          <mn>5</mn>
        </mtd>
        <mtd>
          <mfrac>
            <mrow>
              <mi mathvariant="normal">−</mi>
              <mn>11</mn>
            </mrow>
            <mn>54</mn>
          </mfrac>
        </mtd>
        <mtd>
          <mfrac>
            <mn>5</mn>
            <mn>2</mn>
          </mfrac>
        </mtd>
        <mtd>
          <mfrac>
            <mrow>
              <mi mathvariant="normal">−</mi>
              <mn>70</mn>
            </mrow>
            <mn>27</mn>
          </mfrac>
        </mtd>
        <mtd>
          <mfrac>
            <mn>35</mn>
            <mn>27</mn>
          </mfrac>
        </mtd>
        <mtd/>
        <mtd>
          <mn>0</mn>
        </mtd>
        <mtd>
          <mfrac>
            <mn>277</mn>
            <mn>14336</mn>
          </mfrac>
        </mtd>
      </mtr>
      <mtr>
        <mtd>
          <mn>6</mn>
        </mtd>
        <mtd>
          <mfrac>
            <mn>1631</mn>
            <mn>55296</mn>
          </mfrac>
        </mtd>
        <mtd>
          <mfrac>
            <mn>175</mn>
            <mn>512</mn>
          </mfrac>
        </mtd>
        <mtd>
          <mfrac>
            <mn>575</mn>
            <mn>13824</mn>
          </mfrac>
        </mtd>
        <mtd>
          <mfrac>
            <mn>44275</mn>
            <mn>110592</mn>
          </mfrac>
        </mtd>
        <mtd>
          <mfrac>
            <mn>253</mn>
            <mn>4096</mn>
          </mfrac>
        </mtd>
        <mtd>
          <mfrac>
            <mn>512</mn>
            <mn>1771</mn>
          </mfrac>
        </mtd>
        <mtd>
          <mfrac>
            <mn>1</mn>
            <mn>4</mn>
          </mfrac>
        </mtd>
      </mtr>
      <mtr>
        <mtd>
          <mstyle mathvariant="italic">
            <mrow>
              <mtext>m=</mtext>
            </mrow>
          </mstyle>
        </mtd>
        <mtd>
          <mn>1</mn>
        </mtd>
        <mtd>
          <mn>2</mn>
        </mtd>
        <mtd>
          <mn>3</mn>
        </mtd>
        <mtd>
          <mn>4</mn>
        </mtd>
        <mtd>
          <mn>5</mn>
        </mtd>
        <mtd/>
        <mtd/>
      </mtr>
    </mtable>
    <annotation encoding="StarMath 5.0">matrix{
n # {} # {} # b_{n,m} # {} # {} # c_n # c_n^"*" ##
1 # {} # {} # {} # {} # {} # 37 over 378 # 2825 over 27648 ##
2 # 1 over 5 # {} # {} # {} # {} # 0 # 0 ##
3 # 3 over 40 # 9 over 40 # {} # {} # {} # 250 over 621 # {18575 over 48384} ##
4 # 3 over 10 # -9 over 10 # 6 over 5 # {} # {} # 125 over 594 # {13525 over 55296} ##
5 # -11 over 54 # 5 over 2 # -70 over 27 # 35 over 27 # {} # 0 # 277 over 14336 ##
6 # 1631 over 55296 # 175 over 512 # 575 over 13824 # 44275 over 110592 # 253 over 4096 # 512 over 1771 # 1 over 4 ##
ital "m=" # 1 # 2 # 3 # 4 # 5 # {} # {}
}</annotation>
  </semantics>
</math>
</file>

<file path=Object 2/content.xml><?xml version="1.0" encoding="utf-8"?>
<math xmlns="http://www.w3.org/1998/Math/MathML">
  <semantics>
    <mrow>
      <mrow>
        <msubsup>
          <mi>V</mi>
          <mi>u</mi>
          <mrow>
            <mo stretchy="false">(</mo>
            <mi>n</mi>
            <mo stretchy="false">)</mo>
          </mrow>
        </msubsup>
        <mi mathvariant="normal">=</mi>
        <msub>
          <mi>k</mi>
          <mi>u</mi>
        </msub>
      </mrow>
      <mrow>
        <munderover>
          <mi mathvariant="normal">∏</mi>
          <mi>p</mi>
          <mrow>
            <mstyle mathvariant="italic">
              <mrow>
                <mtext>in </mtext>
              </mrow>
            </mstyle>
            <mi>u</mi>
          </mrow>
        </munderover>
        <mrow>
          <mo stretchy="false">(</mo>
          <mrow>
            <mrow>
              <msub>
                <mi>H</mi>
                <mi>b</mi>
              </msub>
              <mo stretchy="false">+</mo>
              <mrow>
                <mo stretchy="false">(</mo>
                <mrow>
                  <mn>1</mn>
                  <mi mathvariant="normal">−</mi>
                  <msub>
                    <mi>H</mi>
                    <mi>b</mi>
                  </msub>
                </mrow>
                <mo stretchy="false">)</mo>
              </mrow>
            </mrow>
            <msubsup>
              <mi>C</mi>
              <mi>p</mi>
              <mrow>
                <mo stretchy="false">(</mo>
                <mrow>
                  <mi>n</mi>
                  <mi mathvariant="normal">−</mi>
                  <mn>1</mn>
                </mrow>
                <mo stretchy="false">)</mo>
              </mrow>
            </msubsup>
          </mrow>
          <mo stretchy="false">)</mo>
        </mrow>
      </mrow>
    </mrow>
    <annotation encoding="StarMath 5.0">V_{u}^{(n)} = k_{u}prod from{p} to{ital "in " u} ( H_b + (1-H_b)C_{p}^{(n-1)} )</annotation>
  </semantics>
</math>
</file>

<file path=Object 3/content.xml><?xml version="1.0" encoding="utf-8"?>
<math xmlns="http://www.w3.org/1998/Math/MathML">
  <semantics>
    <mrow>
      <msubsup>
        <mi>R</mi>
        <mi>p</mi>
        <mrow>
          <mo stretchy="false">(</mo>
          <mi>n</mi>
          <mo stretchy="false">)</mo>
        </mrow>
      </msubsup>
      <mi mathvariant="normal">=</mi>
      <mrow>
        <munderover>
          <mi mathvariant="normal">∑</mi>
          <mi>w</mi>
          <mrow>
            <mi mathvariant="italic">involving</mi>
            <mi>p</mi>
          </mrow>
        </munderover>
        <mrow>
          <msub>
            <mi>v</mi>
            <mi mathvariant="italic">pw</mi>
          </msub>
          <mrow>
            <mo stretchy="false">(</mo>
            <mrow>
              <msubsup>
                <mi>V</mi>
                <mrow>
                  <mi>w</mi>
                  <mi>,</mi>
                  <mi mathvariant="italic">plus</mi>
                </mrow>
                <mrow>
                  <mo stretchy="false">(</mo>
                  <mi>n</mi>
                  <mo stretchy="false">)</mo>
                </mrow>
              </msubsup>
              <mi mathvariant="normal">−</mi>
              <msubsup>
                <mi>V</mi>
                <mrow>
                  <mi>w</mi>
                  <mi>,</mi>
                  <mi mathvariant="italic">minus</mi>
                </mrow>
                <mrow>
                  <mo stretchy="false">(</mo>
                  <mi>n</mi>
                  <mo stretchy="false">)</mo>
                </mrow>
              </msubsup>
            </mrow>
            <mo stretchy="false">)</mo>
          </mrow>
        </mrow>
      </mrow>
    </mrow>
    <annotation encoding="StarMath 5.0">R_{p}^{(n)} = sum from{w} to {involving p} {v_{pw}(V_{w,plus}^{(n)} - V_{w, minus}^{(n)})}</annotation>
  </semantics>
</math>
</file>

<file path=Object 4/content.xml><?xml version="1.0" encoding="utf-8"?>
<math xmlns="http://www.w3.org/1998/Math/MathML">
  <semantics>
    <mrow>
      <mrow>
        <msubsup>
          <mi>C</mi>
          <mi>p</mi>
          <mrow>
            <mo stretchy="false">(</mo>
            <mi>n</mi>
            <mo stretchy="false">)</mo>
          </mrow>
        </msubsup>
        <mi mathvariant="normal">=</mi>
        <mrow>
          <msubsup>
            <mi>C</mi>
            <mi>p</mi>
            <mrow>
              <mo stretchy="false">(</mo>
              <mn>0</mn>
              <mo stretchy="false">)</mo>
            </mrow>
          </msubsup>
          <mo stretchy="false">+</mo>
          <mo stretchy="false">Δ</mo>
        </mrow>
      </mrow>
      <mi>t</mi>
      <mrow>
        <munderover>
          <mi mathvariant="normal">∑</mi>
          <mrow>
            <mi>m</mi>
            <mi mathvariant="normal">=</mi>
            <mn>1</mn>
          </mrow>
          <mi>n</mi>
        </munderover>
        <mrow>
          <msub>
            <mi>b</mi>
            <mrow>
              <mrow>
                <mo stretchy="false">(</mo>
                <mrow>
                  <mi>n</mi>
                  <mo stretchy="false">+</mo>
                  <mn>1</mn>
                </mrow>
                <mo stretchy="false">)</mo>
              </mrow>
              <mi>,</mi>
              <mi>m</mi>
            </mrow>
          </msub>
          <msubsup>
            <mi>R</mi>
            <mi>p</mi>
            <mrow>
              <mo stretchy="false">(</mo>
              <mi>m</mi>
              <mo stretchy="false">)</mo>
            </mrow>
          </msubsup>
        </mrow>
      </mrow>
    </mrow>
    <annotation encoding="StarMath 5.0">C_{p}^{(n)} = C_{p}^{(0)} + %DELTA t sum from m=1 to n {b_{(n+1),m}R_p^(m)}</annotation>
  </semantics>
</math>
</file>

<file path=Object 5/content.xml><?xml version="1.0" encoding="utf-8"?>
<math xmlns="http://www.w3.org/1998/Math/MathML">
  <semantics>
    <mrow>
      <msub>
        <mi>C</mi>
        <mi>p</mi>
      </msub>
      <mrow>
        <mo stretchy="false">(</mo>
        <msub>
          <mi>t</mi>
          <mi>i</mi>
        </msub>
        <mo stretchy="false">)</mo>
      </mrow>
    </mrow>
    <annotation encoding="StarMath 5.0">C_p (t_i)</annotation>
  </semantics>
</math>
</file>

<file path=Object 6/content.xml><?xml version="1.0" encoding="utf-8"?>
<math xmlns="http://www.w3.org/1998/Math/MathML">
  <semantics>
    <msubsup>
      <mi>C</mi>
      <mi>p</mi>
      <mrow>
        <mo stretchy="false">(</mo>
        <mi>n</mi>
        <mo stretchy="false">)</mo>
      </mrow>
    </msubsup>
    <annotation encoding="StarMath 5.0">C_p^(n)</annotation>
  </semantics>
</math>
</file>

<file path=Object 7/content.xml><?xml version="1.0" encoding="utf-8"?>
<math xmlns="http://www.w3.org/1998/Math/MathML">
  <semantics>
    <msubsup>
      <mi>V</mi>
      <mi>u</mi>
      <mrow>
        <mo stretchy="false">(</mo>
        <mi>n</mi>
        <mo stretchy="false">)</mo>
      </mrow>
    </msubsup>
    <annotation encoding="StarMath 5.0">V_u^(n)</annotation>
  </semantics>
</math>
</file>

<file path=Object 8/content.xml><?xml version="1.0" encoding="utf-8"?>
<math xmlns="http://www.w3.org/1998/Math/MathML">
  <semantics>
    <msubsup>
      <mi>R</mi>
      <mi>p</mi>
      <mrow>
        <mo stretchy="false">(</mo>
        <mi>n</mi>
        <mo stretchy="false">)</mo>
      </mrow>
    </msubsup>
    <annotation encoding="StarMath 5.0">R_p^(n)</annotation>
  </semantics>
</math>
</file>

<file path=Object 9/content.xml><?xml version="1.0" encoding="utf-8"?>
<math xmlns="http://www.w3.org/1998/Math/MathML">
  <semantics>
    <msub>
      <mi>k</mi>
      <mi>u</mi>
    </msub>
    <annotation encoding="StarMath 5.0">k_u</annotation>
  </semantics>
</math>
</file>